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Blowfis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ripleDES</text:p>
          </table:table-cell>
          <table:table-cell office:value-type="string" calcext:value-type="string">
            <text:p>cast-128</text:p>
          </table:table-cell>
          <table:table-cell office:value-type="string" calcext:value-type="string">
            <text:p>cast-256</text:p>
          </table:table-cell>
          <table:table-cell office:value-type="string" calcext:value-type="string">
            <text:p>gost</text:p>
          </table:table-cell>
          <table:table-cell office:value-type="string" calcext:value-type="string">
            <text:p>loki97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j128</text:p>
          </table:table-cell>
          <table:table-cell office:value-type="string" calcext:value-type="string">
            <text:p>rj256</text:p>
          </table:table-cell>
          <table:table-cell office:value-type="string" calcext:value-type="string">
            <text:p>twofish</text:p>
          </table:table-cell>
          <table:table-cell office:value-type="string" calcext:value-type="string">
            <text:p>xtea</text:p>
          </table:table-cell>
          <table:table-cell/>
          <table:table-cell table:style-name="ce1" office:value-type="string" calcext:value-type="string">
            <text:p>Averages</text:p>
          </table:table-cell>
          <table:table-cell table:number-columns-repeated="2"/>
        </table:table-row>
        <table:table-row table:style-name="ro1">
          <table:table-cell office:value-type="float" office:value="0.00018" calcext:value-type="float">
            <text:p>0.00018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string" calcext:value-type="string">
            <text:p>Blowfish</text:p>
          </table:table-cell>
          <table:table-cell table:formula="of:=AVERAGE([.A2:.A51])" office:value-type="float" office:value="0.0001696" calcext:value-type="float">
            <text:p>0.0001696</text:p>
          </table:table-cell>
          <table:table-cell/>
        </table:table-row>
        <table:table-row table:style-name="ro1">
          <table:table-cell office:value-type="float" office:value="0.00018" calcext:value-type="float">
            <text:p>0.00018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string" calcext:value-type="string">
            <text:p>DES</text:p>
          </table:table-cell>
          <table:table-cell table:formula="of:=AVERAGE([.B2:.B51])" office:value-type="float" office:value="0.0005006" calcext:value-type="float">
            <text:p>0.0005006</text:p>
          </table:table-cell>
          <table:table-cell/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TripleDES</text:p>
          </table:table-cell>
          <table:table-cell table:formula="of:=AVERAGE([.C2:.C51])" office:value-type="float" office:value="0.000854200000000001" calcext:value-type="float">
            <text:p>0.0008542</text:p>
          </table:table-cell>
          <table:table-cell/>
        </table:table-row>
        <table:table-row table:style-name="ro1">
          <table:table-cell office:value-type="float" office:value="0.00018" calcext:value-type="float">
            <text:p>0.00018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cast-128</text:p>
          </table:table-cell>
          <table:table-cell table:formula="of:=AVERAGE([.D2:.D51])" office:value-type="float" office:value="0.0002074" calcext:value-type="float">
            <text:p>0.0002074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cast-256</text:p>
          </table:table-cell>
          <table:table-cell table:formula="of:=AVERAGE([.E2:.E51])" office:value-type="float" office:value="0.000216" calcext:value-type="float">
            <text:p>0.000216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string" calcext:value-type="string">
            <text:p>gost</text:p>
          </table:table-cell>
          <table:table-cell table:formula="of:=AVERAGE([.F2:.F51])" office:value-type="float" office:value="0.0003184" calcext:value-type="float">
            <text:p>0.0003184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table:number-columns-repeated="2"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loki97</text:p>
          </table:table-cell>
          <table:table-cell table:formula="of:=AVERAGE([.G2:.G51])" office:value-type="float" office:value="0.0003434" calcext:value-type="float">
            <text:p>0.0003434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table:number-columns-repeated="2"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rc2</text:p>
          </table:table-cell>
          <table:table-cell table:formula="of:=AVERAGE([.H2:.H51])" office:value-type="float" office:value="0.0002854" calcext:value-type="float">
            <text:p>0.0002854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6" calcext:value-type="float">
            <text:p>0.00026</text:p>
          </table:table-cell>
          <table:table-cell/>
          <table:table-cell office:value-type="string" calcext:value-type="string">
            <text:p>rj128</text:p>
          </table:table-cell>
          <table:table-cell table:formula="of:=AVERAGE([.I2:.I51])" office:value-type="float" office:value="0.0001884" calcext:value-type="float">
            <text:p>0.0001884</text:p>
          </table:table-cell>
          <table:table-cell/>
        </table:table-row>
        <table:table-row table:style-name="ro1">
          <table:table-cell office:value-type="float" office:value="0.00018" calcext:value-type="float">
            <text:p>0.00018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table:number-columns-repeated="2"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string" calcext:value-type="string">
            <text:p>rj256</text:p>
          </table:table-cell>
          <table:table-cell table:formula="of:=AVERAGE([.J2:.J51])" office:value-type="float" office:value="0.0001784" calcext:value-type="float">
            <text:p>0.0001784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0018" calcext:value-type="float">
            <text:p>0.00018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twofish</text:p>
          </table:table-cell>
          <table:table-cell table:formula="of:=AVERAGE([.K2:.K51])" office:value-type="float" office:value="0.0001222" calcext:value-type="float">
            <text:p>0.0001222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0018" calcext:value-type="float">
            <text:p>0.00018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xtea</text:p>
          </table:table-cell>
          <table:table-cell table:formula="of:=AVERAGE([.L2:.L51])" office:value-type="float" office:value="0.0002806" calcext:value-type="float">
            <text:p>0.0002806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Highest</text:p>
          </table:table-cell>
          <table:table-cell table:formula="of:=MAX([.O2:.O13])" office:value-type="float" office:value="0.000854200000000001" calcext:value-type="float">
            <text:p>0.0008542</text:p>
          </table:table-cell>
          <table:table-cell office:value-type="string" calcext:value-type="string">
            <text:p>Triple DES</text:p>
          </table:table-cell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Lowest</text:p>
          </table:table-cell>
          <table:table-cell table:formula="of:=MIN([.O2:.O13])" office:value-type="float" office:value="0.0001222" calcext:value-type="float">
            <text:p>0.0001222</text:p>
          </table:table-cell>
          <table:table-cell office:value-type="string" calcext:value-type="string">
            <text:p>Twofish</text:p>
          </table:table-cell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8" calcext:value-type="float">
            <text:p>0.00028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" calcext:value-type="float">
            <text:p>0.00028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table:number-columns-repeated="2"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table:number-columns-repeated="2" office:value-type="float" office:value="0.00019" calcext:value-type="float">
            <text:p>0.000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table:number-columns-repeated="2" office:value-type="float" office:value="0.00018" calcext:value-type="float">
            <text:p>0.000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" calcext:value-type="float">
            <text:p>0.00028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" calcext:value-type="float">
            <text:p>0.00028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6" calcext:value-type="float">
            <text:p>0.00026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" calcext:value-type="float">
            <text:p>0.00028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table:number-columns-repeated="2"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6" calcext:value-type="float">
            <text:p>0.00026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6" calcext:value-type="float">
            <text:p>0.00026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table:number-columns-repeated="2" office:value-type="float" office:value="0.00019" calcext:value-type="float">
            <text:p>0.0001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" calcext:value-type="float">
            <text:p>0.00028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9" calcext:value-type="float">
            <text:p>0.00029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 </meta:initial-creator>
    <meta:creation-date>2015-11-29T14:33:46.406536171</meta:creation-date>
    <dc:date>2015-11-29T14:50:10.543860747</dc:date>
    <dc:creator>Raz </dc:creator>
    <meta:editing-duration>PT16M24S</meta:editing-duration>
    <meta:editing-cycles>2</meta:editing-cycles>
    <meta:generator>LibreOffice/4.3.3.2$Linux_X86_64 LibreOffice_project/430m0$Build-2</meta:generator>
    <meta:document-statistic meta:table-count="1" meta:cell-count="643" meta:object-count="0"/>
  </office:meta>
</office:document-meta>
</file>